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Frame_20_contents">
      <style:paragraph-properties fo:text-align="start" style:justify-single-word="false"/>
      <style:text-properties fo:font-size="20pt" fo:font-weight="bold" officeooo:rsid="0021f8b6" officeooo:paragraph-rsid="0021f8b6" style:font-size-asian="20pt" style:font-weight-asian="bold" style:font-size-complex="20pt" style:font-weight-complex="bold"/>
    </style:style>
    <style:style style:name="P4" style:family="paragraph" style:parent-style-name="Frame_20_contents">
      <style:paragraph-properties fo:text-align="start" style:justify-single-word="false"/>
      <style:text-properties fo:font-size="14pt" fo:font-weight="normal" officeooo:rsid="0021f8b6" officeooo:paragraph-rsid="0021f8b6" style:font-size-asian="12.25pt" style:font-weight-asian="normal" style:font-size-complex="14pt" style:font-weight-complex="normal"/>
    </style:style>
    <style:style style:name="P5" style:family="paragraph" style:parent-style-name="Frame_20_contents">
      <style:paragraph-properties fo:text-align="start" style:justify-single-word="false"/>
      <style:text-properties fo:font-size="22pt" fo:font-weight="bold" officeooo:rsid="0021f8b6" officeooo:paragraph-rsid="0021f8b6" style:font-size-asian="22pt" style:font-weight-asian="bold" style:font-size-complex="22pt" style:font-weight-complex="bold"/>
    </style:style>
    <style:style style:name="P6" style:family="paragraph" style:parent-style-name="Text_20_body">
      <style:text-properties officeooo:paragraph-rsid="0021340b"/>
    </style:style>
    <style:style style:name="P7" style:family="paragraph" style:parent-style-name="Text_20_body">
      <style:text-properties officeooo:paragraph-rsid="0023b6f1"/>
    </style:style>
    <style:style style:name="P8" style:family="paragraph" style:parent-style-name="Standard">
      <style:text-properties officeooo:rsid="0025e8b1" officeooo:paragraph-rsid="0025e8b1"/>
    </style:style>
    <style:style style:name="P9" style:family="paragraph" style:parent-style-name="Standard">
      <style:paragraph-properties fo:text-align="center" style:justify-single-word="false"/>
      <style:text-properties fo:font-size="40pt" officeooo:rsid="001dd958" officeooo:paragraph-rsid="001dd958" style:font-size-asian="40pt" style:font-size-complex="40pt"/>
    </style:style>
    <style:style style:name="P10" style:family="paragraph" style:parent-style-name="Standard">
      <style:paragraph-properties fo:text-align="center" style:justify-single-word="false"/>
      <style:text-properties fo:font-size="40pt" fo:font-weight="bold" officeooo:rsid="001dd958" officeooo:paragraph-rsid="001dd958" style:font-size-asian="40pt" style:font-weight-asian="bold" style:font-size-complex="40pt" style:font-weight-complex="bold"/>
    </style:style>
    <style:style style:name="P11" style:family="paragraph" style:parent-style-name="Standard">
      <style:paragraph-properties fo:text-align="start" style:justify-single-word="false"/>
      <style:text-properties fo:font-size="12pt" officeooo:rsid="001dd958" officeooo:paragraph-rsid="001dd958" style:font-size-asian="10.5pt" style:font-size-complex="12pt"/>
    </style:style>
    <style:style style:name="P12" style:family="paragraph" style:parent-style-name="Standard">
      <style:paragraph-properties fo:text-align="start" style:justify-single-word="false" fo:break-before="page"/>
      <style:text-properties fo:font-size="12pt" officeooo:rsid="001f849f" officeooo:paragraph-rsid="001f849f" style:font-size-asian="10.5pt" style:font-size-complex="12pt"/>
    </style:style>
    <style:style style:name="P13" style:family="paragraph" style:parent-style-name="Standard">
      <style:paragraph-properties fo:text-align="start" style:justify-single-word="false"/>
      <style:text-properties fo:font-size="12pt" officeooo:rsid="001f849f" officeooo:paragraph-rsid="001f849f" style:font-size-asian="10.5pt" style:font-size-complex="12pt"/>
    </style:style>
    <style:style style:name="P14" style:family="paragraph" style:parent-style-name="Standard">
      <style:paragraph-properties fo:text-align="start" style:justify-single-word="false"/>
      <style:text-properties fo:font-size="12pt" officeooo:rsid="001f849f" officeooo:paragraph-rsid="0020e0fc" style:font-size-asian="10.5pt" style:font-size-complex="12pt"/>
    </style:style>
    <style:style style:name="P15" style:family="paragraph" style:parent-style-name="Standard">
      <style:paragraph-properties fo:text-align="start" style:justify-single-word="false"/>
      <style:text-properties fo:font-size="12pt" officeooo:rsid="001f849f" officeooo:paragraph-rsid="0021340b" style:font-size-asian="10.5pt" style:font-size-complex="12pt"/>
    </style:style>
    <style:style style:name="P16" style:family="paragraph" style:parent-style-name="Standard">
      <style:paragraph-properties fo:text-align="start" style:justify-single-word="false"/>
      <style:text-properties fo:font-size="12pt" officeooo:rsid="001f849f" officeooo:paragraph-rsid="0023b6f1" style:font-size-asian="10.5pt" style:font-size-complex="12pt"/>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officeooo:rsid="001f849f" officeooo:paragraph-rsid="0023b6f1" style:font-size-asian="10.5pt" style:font-size-complex="12pt"/>
    </style:style>
    <style:style style:name="P18" style:family="paragraph" style:parent-style-name="Standard">
      <style:paragraph-properties fo:text-align="start" style:justify-single-word="false"/>
      <style:text-properties officeooo:paragraph-rsid="0021340b"/>
    </style:style>
    <style:style style:name="P19" style:family="paragraph" style:parent-style-name="Standard">
      <style:paragraph-properties fo:text-align="start" style:justify-single-word="false" fo:break-before="page"/>
      <style:text-properties officeooo:paragraph-rsid="0023b6f1"/>
    </style:style>
    <style:style style:name="P20" style:family="paragraph" style:parent-style-name="Standard">
      <style:paragraph-properties fo:text-align="start" style:justify-single-word="false"/>
      <style:text-properties officeooo:paragraph-rsid="0023b6f1"/>
    </style:style>
    <style:style style:name="P21" style:family="paragraph" style:parent-style-name="Standard">
      <style:paragraph-properties fo:text-align="start" style:justify-single-word="false"/>
      <style:text-properties officeooo:paragraph-rsid="0024355f"/>
    </style:style>
    <style:style style:name="P22" style:family="paragraph" style:parent-style-name="Standard">
      <style:paragraph-properties fo:text-align="start" style:justify-single-word="false"/>
      <style:text-properties officeooo:paragraph-rsid="0025e8b1"/>
    </style:style>
    <style:style style:name="P23" style:family="paragraph" style:parent-style-name="Standard">
      <style:paragraph-properties fo:text-align="start" style:justify-single-word="false"/>
      <style:text-properties officeooo:paragraph-rsid="002746a0"/>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bold" officeooo:paragraph-rsid="0021340b" style:font-weight-asian="bold" style:font-weight-complex="bold"/>
    </style:style>
    <style:style style:name="P26" style:family="paragraph" style:parent-style-name="Text_20_body">
      <style:text-properties style:text-underline-style="solid" style:text-underline-width="auto" style:text-underline-color="font-color" fo:font-weight="bold" officeooo:paragraph-rsid="0023b6f1" style:font-weight-asian="bold" style:font-weight-complex="bold"/>
    </style:style>
    <style:style style:name="P27" style:family="paragraph" style:parent-style-name="Text_20_body">
      <style:text-properties style:text-underline-style="solid" style:text-underline-width="auto" style:text-underline-color="font-color" fo:font-weight="bold" officeooo:rsid="0023b6f1" officeooo:paragraph-rsid="002746a0"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23b6f1" officeooo:paragraph-rsid="00274c19"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23b6f1" officeooo:paragraph-rsid="0029037c" style:font-weight-asian="bold" style:font-weight-complex="bold"/>
    </style:style>
    <style:style style:name="P30" style:family="paragraph" style:parent-style-name="Standard">
      <style:text-properties officeooo:rsid="0024355f" officeooo:paragraph-rsid="0024355f"/>
    </style:style>
    <style:style style:name="P31" style:family="paragraph" style:parent-style-name="Text_20_body">
      <style:text-properties officeooo:paragraph-rsid="0020e0fc"/>
    </style:style>
    <style:style style:name="P32" style:family="paragraph" style:parent-style-name="Text_20_body">
      <style:text-properties style:text-underline-style="none" fo:font-weight="normal" officeooo:rsid="0021b2c2" officeooo:paragraph-rsid="0021b2c2" style:font-weight-asian="normal" style:font-weight-complex="normal"/>
    </style:style>
    <style:style style:name="P33" style:family="paragraph" style:parent-style-name="Text_20_body">
      <style:text-properties officeooo:rsid="0021340b" officeooo:paragraph-rsid="0021340b"/>
    </style:style>
    <style:style style:name="P34" style:family="paragraph" style:parent-style-name="Text_20_body">
      <style:paragraph-properties fo:text-align="start" style:justify-single-word="false"/>
      <style:text-properties officeooo:rsid="002746a0" officeooo:paragraph-rsid="002746a0"/>
    </style:style>
    <style:style style:name="P35" style:family="paragraph" style:parent-style-name="Text_20_body">
      <style:paragraph-properties fo:text-align="start" style:justify-single-word="false"/>
      <style:text-properties officeooo:rsid="002746a0" officeooo:paragraph-rsid="002746a0" fo:background-color="#ffff00"/>
    </style:style>
    <style:style style:name="P36" style:family="paragraph" style:parent-style-name="Text_20_body">
      <style:text-properties fo:background-color="#ffff00"/>
    </style:style>
    <style:style style:name="P37" style:family="paragraph" style:parent-style-name="Text_20_body">
      <style:text-properties officeooo:paragraph-rsid="00274c19"/>
    </style:style>
    <style:style style:name="P38" style:family="paragraph" style:parent-style-name="Text_20_body">
      <style:paragraph-properties fo:text-align="start" style:justify-single-word="false"/>
      <style:text-properties officeooo:rsid="00274c19" officeooo:paragraph-rsid="00274c19"/>
    </style:style>
    <style:style style:name="P39" style:family="paragraph" style:parent-style-name="Text_20_body">
      <style:text-properties officeooo:paragraph-rsid="0029037c"/>
    </style:style>
    <style:style style:name="P40" style:family="paragraph" style:parent-style-name="Frame_20_contents">
      <style:paragraph-properties fo:text-align="start" style:justify-single-word="false"/>
      <style:text-properties officeooo:paragraph-rsid="0021f8b6"/>
    </style:style>
    <style:style style:name="P41" style:family="paragraph" style:parent-style-name="Frame_20_contents">
      <style:paragraph-properties fo:text-align="center" style:justify-single-word="false"/>
      <style:text-properties officeooo:paragraph-rsid="0021f8b6"/>
    </style:style>
    <style:style style:name="P42" style:family="paragraph" style:parent-style-name="Heading_20_1">
      <style:text-properties officeooo:paragraph-rsid="0021340b"/>
    </style:style>
    <style:style style:name="P43" style:family="paragraph" style:parent-style-name="Heading_20_1">
      <style:text-properties officeooo:paragraph-rsid="0023b6f1"/>
    </style:style>
    <style:style style:name="P44" style:family="paragraph" style:parent-style-name="Heading_20_1">
      <style:text-properties officeooo:paragraph-rsid="0024355f"/>
    </style:style>
    <style:style style:name="P45" style:family="paragraph" style:parent-style-name="Heading_20_1">
      <style:text-properties officeooo:rsid="0025e8b1" officeooo:paragraph-rsid="0025e8b1"/>
    </style:style>
    <style:style style:name="P46" style:family="paragraph" style:parent-style-name="Heading_20_1">
      <style:text-properties officeooo:rsid="0025e8b1" officeooo:paragraph-rsid="002746a0"/>
    </style:style>
    <style:style style:name="P47" style:family="paragraph" style:parent-style-name="Heading_20_1">
      <style:text-properties officeooo:rsid="0025e8b1" officeooo:paragraph-rsid="00274c19"/>
    </style:style>
    <style:style style:name="P48" style:family="paragraph" style:parent-style-name="Heading_20_1">
      <style:text-properties officeooo:rsid="0025e8b1" officeooo:paragraph-rsid="0029037c"/>
    </style:style>
    <style:style style:name="P49" style:family="paragraph" style:parent-style-name="Heading_20_1">
      <style:text-properties officeooo:rsid="0025e8b1" officeooo:paragraph-rsid="00291b56"/>
    </style:style>
    <style:style style:name="P50" style:family="paragraph" style:parent-style-name="Heading_20_1">
      <style:paragraph-properties fo:break-before="page"/>
    </style:style>
    <style:style style:name="P51" style:family="paragraph" style:parent-style-name="Heading_20_2">
      <style:text-properties officeooo:paragraph-rsid="0023b6f1"/>
    </style:style>
    <style:style style:name="P52" style:family="paragraph" style:parent-style-name="Heading_20_2">
      <style:text-properties officeooo:paragraph-rsid="0024355f"/>
    </style:style>
    <style:style style:name="P53" style:family="paragraph" style:parent-style-name="Heading_20_2">
      <style:text-properties officeooo:rsid="00291b56" officeooo:paragraph-rsid="00291b56"/>
    </style:style>
    <style:style style:name="P54" style:family="paragraph" style:parent-style-name="Standard" style:list-style-name="L3">
      <style:text-properties officeooo:rsid="0023b6f1" officeooo:paragraph-rsid="0023b6f1"/>
    </style:style>
    <style:style style:name="P55" style:family="paragraph" style:parent-style-name="Standard" style:list-style-name="L1">
      <style:text-properties officeooo:paragraph-rsid="0024355f"/>
    </style:style>
    <style:style style:name="P56" style:family="paragraph" style:parent-style-name="Standard" style:list-style-name="L1">
      <style:text-properties officeooo:rsid="0024355f" officeooo:paragraph-rsid="0024355f"/>
    </style:style>
    <style:style style:name="P57" style:family="paragraph" style:parent-style-name="Standard" style:list-style-name="L5">
      <style:text-properties officeooo:rsid="0024355f" officeooo:paragraph-rsid="0024355f"/>
    </style:style>
    <style:style style:name="P58" style:family="paragraph" style:parent-style-name="Standard" style:list-style-name="L6">
      <style:text-properties officeooo:rsid="0025e8b1" officeooo:paragraph-rsid="0025e8b1"/>
    </style:style>
    <style:style style:name="P59" style:family="paragraph" style:parent-style-name="Text_20_body">
      <style:text-properties style:text-underline-style="solid" style:text-underline-width="auto" style:text-underline-color="font-color" fo:font-weight="bold" style:font-weight-asian="bold" style:font-weight-complex="bold"/>
    </style:style>
    <style:style style:name="P60" style:family="paragraph" style:parent-style-name="Text_20_body">
      <style:text-properties style:text-underline-style="solid" style:text-underline-width="auto" style:text-underline-color="font-color" fo:font-weight="bold" officeooo:paragraph-rsid="0020e0fc" style:font-weight-asian="bold" style:font-weight-complex="bold"/>
    </style:style>
    <style:style style:name="P61" style:family="paragraph" style:parent-style-name="Text_20_body">
      <style:text-properties style:text-underline-style="solid" style:text-underline-width="auto" style:text-underline-color="font-color" fo:font-weight="bold" officeooo:paragraph-rsid="0021340b" style:font-weight-asian="bold" style:font-weight-complex="bold"/>
    </style:style>
    <style:style style:name="P62" style:family="paragraph" style:parent-style-name="Text_20_body">
      <style:text-properties style:text-underline-style="solid" style:text-underline-width="auto" style:text-underline-color="font-color" fo:font-weight="bold" officeooo:rsid="0023b6f1" officeooo:paragraph-rsid="0023b6f1" style:font-weight-asian="bold" style:font-weight-complex="bold"/>
    </style:style>
    <style:style style:name="P63" style:family="paragraph" style:parent-style-name="Text_20_body">
      <style:text-properties style:text-underline-style="solid" style:text-underline-width="auto" style:text-underline-color="font-color" fo:font-weight="bold" officeooo:rsid="0023b6f1" officeooo:paragraph-rsid="0025e8b1" style:font-weight-asian="bold" style:font-weight-complex="bold"/>
    </style:style>
    <style:style style:name="P64" style:family="paragraph" style:parent-style-name="Text_20_body">
      <style:text-properties style:text-underline-style="solid" style:text-underline-width="auto" style:text-underline-color="font-color" fo:font-weight="bold" officeooo:rsid="0023b6f1" officeooo:paragraph-rsid="00291b56" style:font-weight-asian="bold" style:font-weight-complex="bold"/>
    </style:style>
    <style:style style:name="P65" style:family="paragraph" style:parent-style-name="Text_20_body" style:list-style-name="L2">
      <style:text-properties officeooo:rsid="0021340b" officeooo:paragraph-rsid="0021340b"/>
    </style:style>
    <style:style style:name="P66" style:family="paragraph" style:parent-style-name="Text_20_body" style:list-style-name="L4">
      <style:text-properties officeooo:rsid="0023b6f1" officeooo:paragraph-rsid="0023b6f1"/>
    </style:style>
    <style:style style:name="P67" style:family="paragraph" style:parent-style-name="Text_20_body" style:list-style-name="L7">
      <style:text-properties officeooo:rsid="0025e8b1" officeooo:paragraph-rsid="0025e8b1"/>
    </style:style>
    <style:style style:name="P68" style:family="paragraph" style:parent-style-name="Text_20_body" style:list-style-name="L8">
      <style:text-properties officeooo:rsid="002746a0" officeooo:paragraph-rsid="002746a0"/>
    </style:style>
    <style:style style:name="P69" style:family="paragraph" style:parent-style-name="Text_20_body" style:list-style-name="L8">
      <style:paragraph-properties fo:text-align="start" style:justify-single-word="false"/>
      <style:text-properties officeooo:rsid="002746a0" officeooo:paragraph-rsid="002746a0"/>
    </style:style>
    <style:style style:name="P70" style:family="paragraph" style:parent-style-name="Text_20_body" style:list-style-name="L8">
      <style:paragraph-properties fo:text-align="start" style:justify-single-word="false"/>
      <style:text-properties officeooo:rsid="00274c19" officeooo:paragraph-rsid="00274c19"/>
    </style:style>
    <style:style style:name="P71" style:family="paragraph" style:parent-style-name="Text_20_body" style:list-style-name="L8">
      <style:paragraph-properties fo:text-align="start" style:justify-single-word="false"/>
      <style:text-properties fo:font-size="12pt" officeooo:rsid="00274c19" officeooo:paragraph-rsid="00274c19" style:font-size-asian="10.5pt" style:font-size-complex="12pt"/>
    </style:style>
    <style:style style:name="P72" style:family="paragraph" style:parent-style-name="Text_20_body">
      <style:paragraph-properties fo:text-align="start" style:justify-single-word="false"/>
      <style:text-properties fo:font-size="12pt" officeooo:rsid="00274c19" officeooo:paragraph-rsid="0029037c" style:font-size-asian="10.5pt" style:font-size-complex="12pt"/>
    </style:style>
    <style:style style:name="P73" style:family="paragraph" style:parent-style-name="Text_20_body">
      <style:paragraph-properties fo:text-align="start" style:justify-single-word="false"/>
      <style:text-properties fo:font-size="12pt" officeooo:rsid="00291b56" officeooo:paragraph-rsid="00291b56" style:font-size-asian="10.5pt" style:font-size-complex="12pt"/>
    </style:style>
    <style:style style:name="P74" style:family="paragraph" style:parent-style-name="Text_20_body" style:list-style-name="L9">
      <style:text-properties officeooo:rsid="0029037c" officeooo:paragraph-rsid="0029037c"/>
    </style:style>
    <style:style style:name="P75" style:family="paragraph" style:parent-style-name="Text_20_body">
      <style:text-properties officeooo:paragraph-rsid="00291b56"/>
    </style:style>
    <style:style style:name="P76" style:family="paragraph" style:parent-style-name="Text_20_body" style:list-style-name="L9">
      <style:text-properties officeooo:rsid="00291b56" officeooo:paragraph-rsid="00291b56"/>
    </style:style>
    <style:style style:name="P77" style:family="paragraph" style:parent-style-name="Text_20_body">
      <style:text-properties officeooo:rsid="00291b56" officeooo:paragraph-rsid="00291b56"/>
    </style:style>
    <style:style style:name="P78" style:family="paragraph" style:parent-style-name="Text_20_body">
      <style:paragraph-properties fo:text-align="start" style:justify-single-word="false"/>
      <style:text-properties officeooo:rsid="00291b56" officeooo:paragraph-rsid="0029037c"/>
    </style:style>
    <style:style style:name="P79" style:family="paragraph" style:parent-style-name="Text_20_body" style:list-style-name="L12">
      <style:text-properties officeooo:rsid="00291b56" officeooo:paragraph-rsid="00291b56"/>
    </style:style>
    <style:style style:name="P80" style:family="paragraph" style:parent-style-name="Text_20_body">
      <style:text-properties officeooo:rsid="002a9ce3" officeooo:paragraph-rsid="002a9ce3"/>
    </style:style>
    <style:style style:name="P81" style:family="paragraph">
      <loext:graphic-properties draw:fill="none" draw:fill-color="#ffffff"/>
    </style:style>
    <style:style style:name="P82" style:family="paragraph">
      <style:paragraph-properties fo:text-align="center"/>
    </style:style>
    <style:style style:name="P83" style:family="paragraph">
      <style:paragraph-properties fo:text-align="center" style:writing-mode="lr-tb"/>
      <style:text-properties fo:font-weight="bold" style:font-weight-asian="bold" style:font-weight-complex="bold"/>
    </style:style>
    <style:style style:name="P8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5" style:family="paragraph">
      <loext:graphic-properties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6" style:family="paragraph">
      <loext:graphic-properties draw:fill-color="#dddddd"/>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20e0fc"/>
    </style:style>
    <style:style style:name="T2" style:family="text">
      <style:text-properties fo:font-size="12pt" style:font-size-asian="10.5pt" style:font-size-complex="12pt"/>
    </style:style>
    <style:style style:name="T3" style:family="text">
      <style:text-properties fo:font-size="12pt" officeooo:rsid="001f849f" style:font-size-asian="10.5pt" style:font-size-complex="12pt"/>
    </style:style>
    <style:style style:name="T4" style:family="text">
      <style:text-properties fo:font-size="12pt" officeooo:rsid="0021340b" style:font-size-asian="10.5pt" style:font-size-complex="12pt"/>
    </style:style>
    <style:style style:name="T5" style:family="text">
      <style:text-properties fo:font-size="12pt" officeooo:rsid="0023b6f1" style:font-size-asian="10.5pt" style:font-size-complex="12pt"/>
    </style:style>
    <style:style style:name="T6" style:family="text">
      <style:text-properties fo:font-size="12pt" officeooo:rsid="0024355f" style:font-size-asian="10.5pt" style:font-size-complex="12pt"/>
    </style:style>
    <style:style style:name="T7" style:family="text">
      <style:text-properties fo:font-size="12pt" officeooo:rsid="002746a0" style:font-size-asian="10.5pt" style:font-size-complex="12pt"/>
    </style:style>
    <style:style style:name="T8" style:family="text">
      <style:text-properties officeooo:rsid="0021340b"/>
    </style:style>
    <style:style style:name="T9" style:family="text">
      <style:text-properties style:text-underline-style="solid" style:text-underline-width="auto" style:text-underline-color="font-color"/>
    </style:style>
    <style:style style:name="T10" style:family="text">
      <style:text-properties officeooo:rsid="0023b6f1"/>
    </style:style>
    <style:style style:name="T11" style:family="text">
      <style:text-properties officeooo:rsid="0024355f"/>
    </style:style>
    <style:style style:name="T12" style:family="text">
      <style:text-properties fo:font-size="20pt" fo:font-weight="bold" officeooo:rsid="0021f8b6" style:font-size-asian="20pt" style:font-weight-asian="bold" style:font-size-complex="20pt" style:font-weight-complex="bold"/>
    </style:style>
    <style:style style:name="T13" style:family="text">
      <style:text-properties officeooo:rsid="002746a0"/>
    </style:style>
    <style:style style:name="T14" style:family="text">
      <style:text-properties officeooo:rsid="00274c19"/>
    </style:style>
    <style:style style:name="T15" style:family="text">
      <style:text-properties officeooo:rsid="0029037c"/>
    </style:style>
    <style:style style:name="T16" style:family="text">
      <style:text-properties style:text-position="super 58%"/>
    </style:style>
    <style:style style:name="T17" style:family="text">
      <style:text-properties style:text-position="0% 100%"/>
    </style:style>
    <style:style style:name="T18" style:family="text">
      <style:text-properties officeooo:rsid="00291b56"/>
    </style:style>
    <style:style style:name="T19" style:family="text">
      <style:text-properties officeooo:rsid="002a9ce3"/>
    </style:style>
    <style:style style:name="T20" style:family="text">
      <style:text-properties fo:font-weight="bold" style:font-weight-asian="bold" style:font-weight-complex="bold"/>
    </style:style>
    <style:style style:name="T2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parent-style-name="Frame">
      <style:graphic-properties draw:textarea-horizontal-align="justify" draw:textarea-vertical-align="middle" draw:auto-grow-height="false" fo:min-height="4.419cm" fo:min-width="1.78cm" style:run-through="foreground" style:wrap="none" style:wrap-contour-mode="full" style:vertical-pos="from-top" style:vertical-rel="paragraph" style:horizontal-pos="from-left" style:horizontal-rel="paragraph"/>
    </style:style>
    <style:style style:name="gr3" style:family="graphic">
      <style:graphic-properties draw:stroke="solid" svg:stroke-width="0.3cm" draw:marker-start-width="0.801cm" draw:marker-end="Arrow" draw:marker-end-width="0.624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848cm" fo:min-width="5.3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817cm" fo:min-width="2.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3465a4" draw:fill-color="#ffffff" draw:textarea-horizontal-align="justify" draw:textarea-vertical-align="top" draw:auto-grow-height="false" fo:min-height="4.496cm" fo:min-width="6.3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textarea-horizontal-align="justify" draw:textarea-vertical-align="middle" draw:auto-grow-height="false" fo:min-height="4.394cm" fo:min-width="5.7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textarea-horizontal-align="justify" draw:textarea-vertical-align="middle" draw:auto-grow-height="false" fo:min-height="1.588cm" fo:min-width="4.1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textarea-horizontal-align="justify" draw:textarea-vertical-align="middle" draw:auto-grow-height="false" fo:min-height="3.614cm" fo:min-width="7.2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textarea-horizontal-align="justify" draw:textarea-vertical-align="middle" draw:auto-grow-height="false" fo:min-height="6.532cm" fo:min-width="8.0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fill-color="#dddddd" draw:textarea-horizontal-align="justify" draw:textarea-vertical-align="top" draw:auto-grow-height="false" fo:min-height="4.3cm" fo:min-width="8.334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10">STM 32 DRIVER DEVELOPMENT BY FASTBIT</text:p>
      <text:p text:style-name="P9"/>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27_3713957220" text:style-name="Index_20_Link" text:visited-style-name="Index_20_Link">SECTION 01 INTRO<text:tab/>3</text:a></text:p>
          <text:p text:style-name="P1"><text:a xlink:type="simple" xlink:href="#__RefHeading___Toc129_3713957220" text:style-name="Index_20_Link" text:visited-style-name="Index_20_Link">SECTION 02 DEV BOARD USED<text:tab/>3</text:a></text:p>
          <text:p text:style-name="P1"><text:a xlink:type="simple" xlink:href="#__RefHeading___Toc131_3713957220" text:style-name="Index_20_Link" text:visited-style-name="Index_20_Link">SECTION 03 HARDWARE &amp; SOFTWARE REQ.<text:tab/>3</text:a></text:p>
          <text:p text:style-name="P1"><text:a xlink:type="simple" xlink:href="#__RefHeading___Toc133_3713957220" text:style-name="Index_20_Link" text:visited-style-name="Index_20_Link">SECTION 04 IDE INSTALLATION<text:tab/>3</text:a></text:p>
          <text:p text:style-name="P1"><text:a xlink:type="simple" xlink:href="#__RefHeading___Toc112_3713957220" text:style-name="Index_20_Link" text:visited-style-name="Index_20_Link">SECTION 05 CREATING A PROJECT USING STM32UCBEIDE<text:tab/>3</text:a></text:p>
        </text:index-body>
      </text:table-of-content>
      <text:p text:style-name="P13"/>
      <text:p text:style-name="P13"/>
      <text:p text:style-name="P13"/>
      <text:p text:style-name="P13"/>
      <text:p text:style-name="P12">20-aprl-23</text:p>
      <text:h text:style-name="P42" text:outline-level="1"><text:bookmark-start text:name="__RefHeading___Toc127_3713957220"/>SECTION 01<text:tab/><text:tab/>INTRO<text:bookmark-end text:name="__RefHeading___Toc127_3713957220"/></text:h>
      <text:p text:style-name="Text_20_body"/>
      <text:p text:style-name="P24"><text:tab/><text:tab/><text:tab/><text:tab/><text:tab/><text:tab/><text:tab/><text:tab/><text:tab/><text:tab/><text:tab/><text:tab/><text:tab/><text:tab/></text:p>
      <text:p text:style-name="P14">20-aprl-23</text:p>
      <text:h text:style-name="P42" text:outline-level="1"><text:bookmark-start text:name="__RefHeading___Toc129_3713957220"/>SECTION 0<text:span text:style-name="T8">2<text:tab/><text:tab/>DEV BOARD USED</text:span><text:bookmark-end text:name="__RefHeading___Toc129_3713957220"/></text:h>
      <text:p text:style-name="P31"/>
      <text:p text:style-name="P60"><text:tab/><text:tab/><text:tab/><text:tab/><text:tab/><text:tab/><text:tab/><text:tab/><text:tab/><text:tab/><text:tab/><text:tab/><text:tab/><text:tab/></text:p>
      <text:p text:style-name="P15">20-aprl-23</text:p>
      <text:h text:style-name="P42" text:outline-level="1"><text:bookmark-start text:name="__RefHeading___Toc131_3713957220"/>SECTION 0<text:span text:style-name="T8">3<text:tab/><text:tab/></text:span><text:span text:style-name="T1">HARDWARE &amp; SOFTWARE REQ.</text:span><text:bookmark-end text:name="__RefHeading___Toc131_3713957220"/></text:h>
      <text:p text:style-name="P6"/>
      <text:p text:style-name="P25"><text:tab/><text:tab/><text:tab/><text:tab/><text:tab/><text:tab/><text:tab/><text:tab/><text:tab/><text:tab/><text:tab/><text:tab/><text:tab/><text:tab/></text:p>
      <text:p text:style-name="P15">20-aprl-23</text:p>
      <text:h text:style-name="P42" text:outline-level="1"><text:bookmark-start text:name="__RefHeading___Toc133_3713957220"/>SECTION <text:span text:style-name="T8">04<text:tab/><text:tab/>IDE INSTALLATION</text:span><text:bookmark-end text:name="__RefHeading___Toc133_3713957220"/></text:h>
      <text:p text:style-name="P6"/>
      <text:p text:style-name="P25"><text:tab/><text:tab/><text:tab/><text:tab/><text:tab/><text:tab/><text:tab/><text:tab/><text:tab/><text:tab/><text:tab/><text:tab/><text:tab/><text:tab/></text:p>
      <text:p text:style-name="P18"><text:span text:style-name="T3">2</text:span><text:span text:style-name="T4">1</text:span><text:span text:style-name="T3">-aprl-23</text:span></text:p>
      <text:h text:style-name="P42" text:outline-level="1"><text:bookmark-start text:name="__RefHeading___Toc112_3713957220"/>SECTION 0<text:span text:style-name="T8">5<text:tab/></text:span><text:tab/><text:span text:style-name="T8">CREATING A PROJECT USING STM32UCBEIDE</text:span><text:bookmark-end text:name="__RefHeading___Toc112_3713957220"/></text:h>
      <text:h text:style-name="P51" text:outline-level="2" text:is-list-header="true">14.<text:tab/><text:span text:style-name="T9">SWV working principle :-</text:span></text:h>
      <text:list xml:id="list835372294" text:style-name="L2">
        <text:list-item>
          <text:p text:style-name="P65">Using printf output on ARM cortex M3/M4/M7 based MCU.</text:p>
          <text:list>
            <text:list-item>
              <text:p text:style-name="P65">This discussion is only for ARM cortex M3/M4/M7 based MCU.</text:p>
            </text:list-item>
            <text:list-item>
              <text:p text:style-name="P65">Printf works over SWO pin (Serial Wire Output) of SWD interface.</text:p>
            </text:list-item>
          </text:list>
        </text:list-item>
      </text:list>
      <text:p text:style-name="P33"/>
      <text:p text:style-name="P33"/>
      <text:p text:style-name="P24"/>
      <text:p text:style-name="P24"/>
      <text:p text:style-name="P24"/>
      <text:p text:style-name="P24"/>
      <text:p text:style-name="P24"/>
      <text:p text:style-name="P24"><draw:custom-shape text:anchor-type="paragraph" draw:z-index="0" draw:name="Shape 4" draw:style-name="gr11" draw:text-style-name="P86" svg:width="8.335cm" svg:height="4.301cm" svg:x="9.597cm" svg:y="0.415cm"><text:p text:style-name="Frame_20_contents"><text:tab/><text:line-break/><text:tab/>The ITM (INSTRUMENTATION <text:line-break/>TRACE MACROCELL UNIT)<text:line-break/> is an optional application driven trace source that supports printf style debugging to trace operating system adn application events and generates diagnostic system information<text:line-break/></text:p><draw:enhanced-geometry svg:viewBox="0 0 21600 21600" draw:type="rectangle" draw:enhanced-path="M 0 0 L 21600 0 21600 21600 0 21600 0 0 Z N"/></draw:custom-shape><text:soft-page-break/></text:p>
      <text:p text:style-name="P24"><draw:line text:anchor-type="paragraph" draw:z-index="5" draw:name="Line 1" draw:style-name="gr3" draw:text-style-name="P82" svg:x1="6.008cm" svg:y1="2.535cm" svg:x2="9.294cm" svg:y2="0.15cm"><text:p/></draw:line></text:p>
      <text:p text:style-name="P32"><draw:custom-shape text:anchor-type="paragraph" draw:z-index="7" draw:name="Shape 1" draw:style-name="gr6" draw:text-style-name="P85" svg:width="6.88cm" svg:height="4.98cm" svg:x="-0.628cm" svg:y="-0.254cm"><text:p text:style-name="P84"><text:span text:style-name="T21"/></text:p><text:p text:style-name="P84"><text:span text:style-name="T21">ARM cortex </text:span><text:span text:style-name="T21">M4 </text:span><text:span text:style-name="T21">process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2"/>
      <text:p text:style-name="P32"><draw:custom-shape text:anchor-type="paragraph" draw:z-index="8" draw:name="Shape 2" draw:style-name="gr5" draw:text-style-name="P83" svg:width="2.165cm" svg:height="0.817cm" svg:x="3.526cm" svg:y="0.205cm"><text:p text:style-name="P83"><text:span text:style-name="T20">ITM</text:span></text:p><draw:enhanced-geometry svg:viewBox="0 0 21600 21600" draw:type="rectangle" draw:enhanced-path="M 0 0 L 21600 0 21600 21600 0 21600 0 0 Z N"/></draw:custom-shape></text:p>
      <text:p text:style-name="P32"/>
      <text:p text:style-name="P32"><draw:custom-shape text:anchor-type="paragraph" draw:z-index="9" draw:name="Shape 3" draw:style-name="gr4" draw:text-style-name="P83" svg:width="5.388cm" svg:height="0.849cm" svg:x="0.235cm" svg:y="0.217cm"><text:p text:style-name="P83"><text:span text:style-name="T20">DEBUG </text:span><text:span text:style-name="T20">CONNECTOR</text:span></text:p><draw:enhanced-geometry svg:viewBox="0 0 21600 21600" draw:type="rectangle" draw:enhanced-path="M 0 0 L 21600 0 21600 21600 0 21600 0 0 Z N"/></draw:custom-shape></text:p>
      <text:p text:style-name="P32"/>
      <text:p text:style-name="P32"/>
      <text:p text:style-name="P32">SWD 2 pin (debug) +1 pin (trace).</text:p>
      <text:p text:style-name="P24"/>
      <text:p text:style-name="P24"/>
      <text:p text:style-name="P24"/>
      <text:p text:style-name="Text_20_body"><draw:line text:anchor-type="paragraph" draw:z-index="2" draw:name="Line 3" draw:style-name="gr3" draw:text-style-name="P82" svg:x1="9.423cm" svg:y1="-0.178cm" svg:x2="12.681cm" svg:y2="3.473cm"><text:p/></draw:line></text:p>
      <text:p text:style-name="Text_20_body"><draw:line text:anchor-type="paragraph" draw:z-index="10" draw:name="Line 2" draw:style-name="gr3" draw:text-style-name="P82" svg:x1="0.261cm" svg:y1="1.978cm" svg:x2="3.092cm" svg:y2="-0.005cm"><text:p/></draw:line></text:p>
      <text:p text:style-name="Text_20_body"/>
      <text:p text:style-name="Text_20_body"/>
      <text:p text:style-name="Text_20_body"><draw:custom-shape text:anchor-type="paragraph" draw:z-index="4" draw:name="Shape 5" draw:style-name="gr8" svg:width="4.153cm" svg:height="1.588cm" svg:x="-0.764cm" svg:y="-0.106cm"><text:p text:style-name="P41"><draw:custom-shape text:anchor-type="paragraph" draw:z-index="6" draw:name="Shape 6" draw:style-name="gr7" svg:width="5.79cm" svg:height="4.395cm" svg:x="3.956cm" svg:y="-5.727cm"><text:p text:style-name="P4">Printf imp. In std. Lib</text:p><text:p text:style-name="P3">printf()</text:p><text:p text:style-name="P3">{</text:p><text:p text:style-name="P3"><text:tab/>__write();</text:p><text:p text:style-name="P40"><text:span text:style-name="T12">}</text:span></text:p><draw:enhanced-geometry svg:viewBox="0 0 21600 21600" draw:type="rectangle" draw:enhanced-path="M 0 0 L 21600 0 21600 21600 0 21600 0 0 Z N"/></draw:custom-shape><text:span text:style-name="T12">Printf();</text:span></text:p><draw:enhanced-geometry svg:viewBox="0 0 21600 21600" draw:type="rectangle" draw:enhanced-path="M 0 0 L 21600 0 21600 21600 0 21600 0 0 Z N"/></draw:custom-shape></text:p>
      <text:p text:style-name="Text_20_body"><draw:custom-shape text:anchor-type="paragraph" draw:z-index="1" draw:name="Shape 8" draw:style-name="gr10" svg:width="8.037cm" svg:height="6.532cm" svg:x="8.426cm" svg:y="-0.201cm"><text:p text:style-name="P5">Your project</text:p><text:p text:style-name="P3">__write()</text:p><text:p text:style-name="P3">{</text:p><text:p text:style-name="P3"><text:tab/>ITM_SendChar();</text:p><text:p text:style-name="P3"><text:tab/>LCD_SendChar();</text:p><text:p text:style-name="P40"><text:span text:style-name="T12">}</text:span></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pan text:style-name="T3">2</text:span><text:span text:style-name="T5">9</text:span><text:span text:style-name="T3">-aprl-23</text:span></text:p>
      <text:h text:style-name="P43" text:outline-level="1"><text:bookmark-start text:name="__RefHeading___Toc112_37139572202"/>SECTION <text:span text:style-name="T10">15<text:tab/></text:span><text:tab/><text:span text:style-name="T10">TESTING HELLO WORLD THROUGH SWV</text:span><text:bookmark-end text:name="__RefHeading___Toc112_37139572202"/></text:h>
      <text:p text:style-name="P26"/>
      <text:list xml:id="list334798082" text:style-name="L3">
        <text:list-item>
          <text:p text:style-name="P54">Copy “code example &amp; paste to sysCalls.c file”.</text:p>
        </text:list-item>
        <text:list-item>
          <text:p text:style-name="P54">Comment “_io_putchar()” &amp; call “ITM_SendChar(*ptr++);”</text:p>
          <text:p text:style-name="P54">Note:- not working with Linux”</text:p>
          <text:p text:style-name="P54">test with discovery kit, debugger might be faulty.</text:p>
        </text:list-item>
      </text:list>
      <text:p text:style-name="P17"><text:tab/><text:tab/><text:tab/><text:tab/><text:tab/><text:tab/><text:tab/><text:tab/><text:tab/><text:tab/><text:tab/><text:tab/><text:tab/><text:tab/></text:p>
      <text:p text:style-name="P17"/>
      <text:p text:style-name="P16"/>
      <text:p text:style-name="P20"><text:span text:style-name="T5">30</text:span><text:span text:style-name="T3">-aprl-23</text:span></text:p>
      <text:h text:style-name="P43" text:outline-level="1"><text:bookmark-start text:name="__RefHeading___Toc112_371395722021"/>SECTION <text:span text:style-name="T10">16<text:tab/></text:span><text:tab/><text:span text:style-name="T10">OPEN OCD AND SEMIHOSTING TO USE PRINTF</text:span><text:bookmark-end text:name="__RefHeading___Toc112_371395722021"/></text:h>
      <text:p text:style-name="P7"/>
      <text:list xml:id="list3379067362" text:style-name="L4">
        <text:list-item>
          <text:p text:style-name="P66"><draw:custom-shape text:anchor-type="paragraph" draw:z-index="3" draw:name="Shape 7" draw:style-name="gr9" svg:width="7.242cm" svg:height="3.615cm" svg:x="10.56cm" svg:y="-0.041cm"><text:p text:style-name="P30">Some Points</text:p><text:list xml:id="list2079326936" text:style-name="L1"><text:list-item><text:p text:style-name="P56">exclude syscall.c file</text:p></text:list-item><text:list-item><text:p text:style-name="P56">error:- “target is not halted”</text:p></text:list-item><text:list-item><text:p text:style-name="P55"><text:span text:style-name="T11">soln:- reset controller just after pressing the debug button</text:span></text:p></text:list-item></text:list><draw:enhanced-geometry svg:viewBox="0 0 21600 21600" draw:type="rectangle" draw:enhanced-path="M 0 0 L 21600 0 21600 21600 0 21600 0 0 Z N"/></draw:custom-shape>SET LINKER ARGUMENTS</text:p>
          <text:list>
            <text:list-item>
              <text:p text:style-name="P66">-Specs = rdimon_specs -k -Irdimon</text:p>
            </text:list-item>
          </text:list>
        </text:list-item>
        <text:list-item>
          <text:p text:style-name="P66">add semi-hosting run command</text:p>
          <text:list>
            <text:list-item>
              <text:p text:style-name="P66">monitor arm semihosting enable</text:p>
            </text:list-item>
          </text:list>
        </text:list-item>
        <text:list-item>
          <text:p text:style-name="P66">add the below function call to main.c</text:p>
          <text:list>
            <text:list-item>
              <text:p text:style-name="P66">extern void intialize_monitor_handle(void);</text:p>
            </text:list-item>
            <text:list-item>
              <text:p text:style-name="P66">initalize_monitor_handles(void);</text:p>
            </text:list-item>
          </text:list>
        </text:list-item>
      </text:list>
      <text:p text:style-name="P62"><text:tab/><text:tab/><text:tab/><text:tab/><text:tab/><text:tab/><text:tab/><text:tab/><text:tab/><text:tab/><text:tab/><text:tab/><text:tab/><text:tab/></text:p>
      <text:p text:style-name="P21"><text:span text:style-name="T6">07</text:span><text:span text:style-name="T3">-</text:span><text:span text:style-name="T6">may</text:span><text:span text:style-name="T3">-23</text:span></text:p>
      <text:h text:style-name="P44" text:outline-level="1"><text:bookmark-start text:name="__RefHeading___Toc112_3713957220211"/>SECTION <text:span text:style-name="T10">1</text:span><text:span text:style-name="T11">7</text:span><text:span text:style-name="T10"><text:tab/></text:span><text:tab/><text:span text:style-name="T11">DEBUG OPTIONS</text:span><text:bookmark-end text:name="__RefHeading___Toc112_3713957220211"/></text:h>
      <text:p text:style-name="Standard"/>
      <text:h text:style-name="P52" text:outline-level="2">EMBEDDED CODE DEBUGGING OPTIONS</text:h>
      <text:list xml:id="list854513581" text:style-name="L5">
        <text:list-item>
          <text:p text:style-name="P57">Serial wire viewer and data tracking (printf style)</text:p>
        </text:list-item>
        <text:list-item>
          <text:p text:style-name="P57">Single stepping, stoppping over &amp; stepping out.</text:p>
        </text:list-item>
        <text:list-item>
          <text:p text:style-name="P57">Break points.</text:p>
        </text:list-item>
        <text:list-item>
          <text:p text:style-name="P57">Disassembly.</text:p>
        </text:list-item>
        <text:list-item>
          <text:p text:style-name="P57">Call stack</text:p>
        </text:list-item>
        <text:list-item>
          <text:p text:style-name="P57">Expression and Variable window.</text:p>
        </text:list-item>
        <text:list-item>
          <text:p text:style-name="P57">Memory browser.</text:p>
        </text:list-item>
        <text:list-item>
          <text:p text:style-name="P57">Data watch points.</text:p>
        </text:list-item>
      </text:list>
      <text:p text:style-name="P30"/>
      <text:h text:style-name="Heading_20_2" text:outline-level="2"><text:soft-page-break/>SWV AND ITM BASED PRINT STYLE DEBUGGING</text:h>
      <text:list xml:id="list3535385783" text:style-name="L6">
        <text:list-item>
          <text:p text:style-name="P58">ITM trace sourse of ARM cortex M3/M4 processor supports printf style debuggin to trace os and application sevents and emits diagonostic information for your application which can be captured on host IDE to analyse application behaviour even when the application is running.</text:p>
        </text:list-item>
        <text:list-item>
          <text:p text:style-name="P58">Introduced very minimal time-space overhead.</text:p>
        </text:list-item>
      </text:list>
      <text:p text:style-name="P8"/>
      <text:p text:style-name="P63"><text:tab/><text:tab/><text:tab/><text:tab/><text:tab/><text:tab/><text:tab/><text:tab/><text:tab/><text:tab/><text:tab/><text:tab/><text:tab/><text:tab/></text:p>
      <text:p text:style-name="P22"><text:span text:style-name="T6">0</text:span><text:span text:style-name="T7">7</text:span><text:span text:style-name="T3">-</text:span><text:span text:style-name="T6">may</text:span><text:span text:style-name="T3">-23</text:span></text:p>
      <text:h text:style-name="P45" text:outline-level="1"><text:bookmark-start text:name="__RefHeading___Toc112_37139572202111"/>SECTION <text:span text:style-name="T10">1</text:span>8<text:span text:style-name="T10"><text:tab/></text:span><text:tab/>SINGLE STEPPING<text:bookmark-end text:name="__RefHeading___Toc112_37139572202111"/></text:h>
      <text:list xml:id="list285931371" text:style-name="L7">
        <text:list-item>
          <text:p text:style-name="P67">Perspective </text:p>
        </text:list-item>
        <text:list-item>
          <text:p text:style-name="P67">Step into, step out/return, step over.</text:p>
        </text:list-item>
        <text:list-item>
          <text:p text:style-name="P67">Instruction stopping mode (for assembly language stepping).</text:p>
        </text:list-item>
      </text:list>
      <text:p text:style-name="P27"><text:tab/><text:tab/><text:tab/><text:tab/><text:tab/><text:tab/><text:tab/><text:tab/><text:tab/><text:tab/><text:tab/><text:tab/><text:tab/><text:tab/></text:p>
      <text:p text:style-name="P23"><text:span text:style-name="T6">0</text:span><text:span text:style-name="T7">7</text:span><text:span text:style-name="T3">-</text:span><text:span text:style-name="T6">may</text:span><text:span text:style-name="T3">-23</text:span></text:p>
      <text:h text:style-name="P46" text:outline-level="1"><text:bookmark-start text:name="__RefHeading___Toc112_371395722021111"/>SECTION <text:span text:style-name="T10">1</text:span><text:span text:style-name="T13">9</text:span><text:tab/><text:span text:style-name="T13">DISASSEMBLY &amp; REGISTER WINDOW</text:span><text:bookmark-end text:name="__RefHeading___Toc112_371395722021111"/></text:h>
      <text:list xml:id="list3493924632" text:style-name="L8">
        <text:list-item>
          <text:p text:style-name="P68">Registers</text:p>
          <text:list>
            <text:list-item>
              <text:p text:style-name="P68">for disassembly</text:p>
            </text:list-item>
          </text:list>
        </text:list-item>
      </text:list>
      <text:p text:style-name="P27"><text:tab/><text:tab/><text:tab/><text:tab/><text:tab/><text:tab/><text:tab/><text:tab/><text:tab/><text:tab/><text:tab/><text:tab/><text:tab/><text:tab/></text:p>
      <text:p text:style-name="P23"><text:span text:style-name="T6">0</text:span><text:span text:style-name="T7">7</text:span><text:span text:style-name="T3">-</text:span><text:span text:style-name="T6">may</text:span><text:span text:style-name="T3">-23</text:span></text:p>
      <text:h text:style-name="P46" text:outline-level="1"><text:bookmark-start text:name="__RefHeading___Toc112_3713957220211112"/>SECTION <text:span text:style-name="T13">20</text:span><text:span text:style-name="T10"><text:tab/></text:span><text:tab/><text:span text:style-name="T13">BREAKPOINTS</text:span><text:bookmark-end text:name="__RefHeading___Toc112_3713957220211112"/></text:h>
      <text:p text:style-name="P35">NOTE:- <text:tab/>I know everything about breakpoints.</text:p>
      <text:p text:style-name="P27"><text:tab/><text:tab/><text:tab/><text:tab/><text:tab/><text:tab/><text:tab/><text:tab/><text:tab/><text:tab/><text:tab/><text:tab/><text:tab/><text:tab/></text:p>
      <text:p text:style-name="P23"><text:span text:style-name="T6">0</text:span><text:span text:style-name="T7">7</text:span><text:span text:style-name="T3">-</text:span><text:span text:style-name="T6">may</text:span><text:span text:style-name="T3">-23</text:span></text:p>
      <text:h text:style-name="P46" text:outline-level="1"><text:bookmark-start text:name="__RefHeading___Toc112_3713957220211113"/>SECTION <text:span text:style-name="T13">21</text:span><text:tab/><text:tab/><text:span text:style-name="T13">EXPRESSIONS AND VARIABLES</text:span><text:bookmark-end text:name="__RefHeading___Toc112_3713957220211113"/></text:h>
      <text:list xml:id="list190031193900535" text:continue-numbering="true" text:style-name="L8">
        <text:list-item>
          <text:p text:style-name="P69">Hover courser over variable.</text:p>
        </text:list-item>
        <text:list-item>
          <text:p text:style-name="P69">Variable window.</text:p>
        </text:list-item>
        <text:list-item>
          <text:p text:style-name="P69">Expression window (you can also write some expression like “variable + 1” in expression window).</text:p>
        </text:list-item>
      </text:list>
      <text:p text:style-name="P27"><text:tab/><text:tab/><text:tab/><text:tab/><text:tab/><text:tab/><text:tab/><text:tab/><text:tab/><text:tab/><text:tab/><text:tab/><text:tab/><text:tab/></text:p>
      <text:p text:style-name="P23"><text:span text:style-name="T6">0</text:span><text:span text:style-name="T7">7</text:span><text:span text:style-name="T3">-</text:span><text:span text:style-name="T6">may</text:span><text:span text:style-name="T3">-23</text:span></text:p>
      <text:h text:style-name="P47" text:outline-level="1">SECTION <text:span text:style-name="T13">2</text:span><text:span text:style-name="T14">2</text:span><text:tab/><text:tab/><text:span text:style-name="T14">MEMORY BROWSER WINDOW</text:span></text:h>
      <text:p text:style-name="P36"><text:span text:style-name="T14">NOTE:-<text:tab/></text:span>I KNOW IT.</text:p>
      <text:p text:style-name="P34"/>
      <text:p text:style-name="P37"><text:soft-page-break/><text:span text:style-name="T6">0</text:span><text:span text:style-name="T7">7</text:span><text:span text:style-name="T3">-</text:span><text:span text:style-name="T6">may</text:span><text:span text:style-name="T3">-23</text:span></text:p>
      <text:h text:style-name="P47" text:outline-level="1"><text:bookmark-start text:name="__RefHeading___Toc112_371395722021111311"/>SECTION <text:span text:style-name="T13">2</text:span><text:span text:style-name="T14">3<text:tab/></text:span><text:tab/><text:span text:style-name="T14">CALL STACK</text:span><text:bookmark-end text:name="__RefHeading___Toc112_371395722021111311"/></text:h>
      <text:list xml:id="list190030429658747" text:continue-numbering="true" text:style-name="L8">
        <text:list-item>
          <text:p text:style-name="P70">Read stack bottom to top.</text:p>
        </text:list-item>
        <text:list-item>
          <text:p text:style-name="P70">Fault analyzer.</text:p>
          <text:list>
            <text:list-item>
              <text:p text:style-name="P70">Read and google. Hard fault -&gt; against the rule of processor</text:p>
            </text:list-item>
          </text:list>
        </text:list-item>
      </text:list>
      <text:p text:style-name="P38">Note:- “signal handler called” in debug window “call stack” always chack fault analyzer.</text:p>
      <text:p text:style-name="P28"><text:tab/><text:tab/><text:tab/><text:tab/><text:tab/><text:tab/><text:tab/><text:tab/><text:tab/><text:tab/><text:tab/><text:tab/><text:tab/><text:tab/></text:p>
      <text:p text:style-name="P37"><text:span text:style-name="T6">0</text:span><text:span text:style-name="T7">7</text:span><text:span text:style-name="T3">-</text:span><text:span text:style-name="T6">may</text:span><text:span text:style-name="T3">-23</text:span></text:p>
      <text:h text:style-name="P47" text:outline-level="1"><text:bookmark-start text:name="__RefHeading___Toc112_3713957220211113111"/>SECTION <text:span text:style-name="T13">2</text:span><text:span text:style-name="T14">4<text:tab/></text:span><text:tab/><text:span text:style-name="T14">DEBUG WATCH POINTS</text:span><text:bookmark-end text:name="__RefHeading___Toc112_3713957220211113111"/></text:h>
      <text:list xml:id="list190030687134772" text:continue-numbering="true" text:style-name="L8">
        <text:list-item>
          <text:p text:style-name="P70"><text:span text:style-name="T6">D</text:span><text:span text:style-name="T2">ata watch points (stop whenever vairable trying to change, it depends upon settings).</text:span></text:p>
          <text:list>
            <text:list-item>
              <text:p text:style-name="P71">Inside BP window.</text:p>
            </text:list-item>
          </text:list>
        </text:list-item>
      </text:list>
      <text:p text:style-name="P28"><text:tab/><text:tab/><text:tab/><text:tab/><text:tab/><text:tab/><text:tab/><text:tab/><text:tab/><text:tab/><text:tab/><text:tab/><text:tab/><text:tab/></text:p>
      <text:p text:style-name="P37"><text:span text:style-name="T6">0</text:span><text:span text:style-name="T7">7</text:span><text:span text:style-name="T3">-</text:span><text:span text:style-name="T6">may</text:span><text:span text:style-name="T3">-23</text:span></text:p>
      <text:h text:style-name="P47" text:outline-level="1"><text:bookmark-start text:name="__RefHeading___Toc112_37139572202111131112"/>SECTION <text:span text:style-name="T14">2</text:span><text:span text:style-name="T15">5</text:span><text:span text:style-name="T14"><text:tab/><text:tab/>SFR WINDOW</text:span><text:bookmark-end text:name="__RefHeading___Toc112_37139572202111131112"/></text:h>
      <text:list xml:id="list190031317761141" text:continue-numbering="true" text:style-name="L8">
        <text:list-item>
          <text:p text:style-name="P71">SFR (special function register) (memory map register)</text:p>
          <text:list>
            <text:list-item>
              <text:p text:style-name="P71">you can control sfr via SFR window only, without writing any code.</text:p>
              <text:p text:style-name="P71">Exp.- <text:tab/>Modifying GPIO or Enabling clock etc.</text:p>
            </text:list-item>
          </text:list>
        </text:list-item>
      </text:list>
      <text:p text:style-name="P29"><text:tab/><text:tab/><text:tab/><text:tab/><text:tab/><text:tab/><text:tab/><text:tab/><text:tab/><text:tab/><text:tab/><text:tab/><text:tab/><text:tab/></text:p>
      <text:p text:style-name="P39"><text:span text:style-name="T6">0</text:span><text:span text:style-name="T7">7</text:span><text:span text:style-name="T3">-</text:span><text:span text:style-name="T6">may</text:span><text:span text:style-name="T3">-23</text:span></text:p>
      <text:h text:style-name="P48" text:outline-level="1"><text:bookmark-start text:name="__RefHeading___Toc112_371395722021111311121"/>SECTION <text:span text:style-name="T14">2</text:span><text:span text:style-name="T15">6<text:tab/></text:span><text:span text:style-name="T14"><text:tab/></text:span><text:span text:style-name="T15">OTHER FEATURES OF IDE</text:span><text:bookmark-end text:name="__RefHeading___Toc112_371395722021111311121"/></text:h>
      <text:p text:style-name="P72"/>
      <text:p text:style-name="P29"><text:tab/><text:tab/><text:tab/><text:tab/><text:tab/><text:tab/><text:tab/><text:tab/><text:tab/><text:tab/><text:tab/><text:tab/><text:tab/><text:tab/></text:p>
      <text:p text:style-name="P39"><text:span text:style-name="T6">0</text:span><text:span text:style-name="T7">7</text:span><text:span text:style-name="T3">-</text:span><text:span text:style-name="T6">may</text:span><text:span text:style-name="T3">-23</text:span></text:p>
      <text:h text:style-name="P48" text:outline-level="1"><text:bookmark-start text:name="__RefHeading___Toc112_3713957220211113111211"/>SECTION <text:span text:style-name="T14">2</text:span><text:span text:style-name="T15">7 </text:span><text:span text:style-name="T14"><text:tab/></text:span><text:span text:style-name="T15">UNDERSTANDING MEMORY MAP</text:span><text:bookmark-end text:name="__RefHeading___Toc112_3713957220211113111211"/></text:h>
      <text:list xml:id="list2456674490" text:style-name="L9">
        <text:list-item>
          <text:p text:style-name="P74">Memory map of the MCU (stm23f507x)</text:p>
          <text:list>
            <text:list-item>
              <text:p text:style-name="P74">ARM cortex M4</text:p>
              <text:list>
                <text:list-item>
                  <text:p text:style-name="P74">width of 32 bit system bus</text:p>
                </text:list-item>
                <text:list-item>
                  <text:p text:style-name="P74">the processor can provide 2<text:span text:style-name="T16">32 <text:s/></text:span><text:span text:style-name="T17">of diffrent addresses (4gb).</text:span></text:p>
                </text:list-item>
              </text:list>
            </text:list-item>
            <text:list-item>
              <text:p text:style-name="P74"><text:soft-page-break/>Each &amp; every priphiral has its own start &amp; end boundry address which can be found on refference manual of MCU.</text:p>
            </text:list-item>
          </text:list>
        </text:list-item>
      </text:list>
      <text:p text:style-name="P64"><text:tab/><text:tab/><text:tab/><text:tab/><text:tab/><text:tab/><text:tab/><text:tab/><text:tab/><text:tab/><text:tab/><text:tab/><text:tab/><text:tab/></text:p>
      <text:p text:style-name="P75"><text:span text:style-name="T6">0</text:span><text:span text:style-name="T7">7</text:span><text:span text:style-name="T3">-</text:span><text:span text:style-name="T6">may</text:span><text:span text:style-name="T3">-23</text:span></text:p>
      <text:h text:style-name="P49" text:outline-level="1"><text:bookmark-start text:name="__RefHeading___Toc112_37139572202111131112111"/>SECTION <text:span text:style-name="T14">2</text:span><text:span text:style-name="T18">8</text:span><text:span text:style-name="T15"> </text:span><text:span text:style-name="T14"><text:tab/></text:span><text:span text:style-name="T15">UNDERSTANDING MEMORY MAP</text:span><text:bookmark-end text:name="__RefHeading___Toc112_37139572202111131112111"/></text:h>
      <text:list xml:id="list190030281029734" text:continue-numbering="true" text:style-name="L9">
        <text:list-item>
          <text:p text:style-name="P76">Memory map of the MCU (tiva MCU).</text:p>
        </text:list-item>
      </text:list>
      <text:p text:style-name="P77">Q:-<text:tab/>how to find base address of register?</text:p>
      <text:p text:style-name="P77">A:-<text:tab/>base_____end,</text:p>
      <text:p text:style-name="P77"><draw:custom-shape text:anchor-type="paragraph" draw:z-index="11" draw:name="Shape 9" draw:style-name="gr2" svg:width="1.781cm" svg:height="4.419cm" svg:x="2.549cm" svg:y="0.081cm"><text:p text:style-name="Frame_20_contents"/><draw:enhanced-geometry svg:viewBox="0 0 21600 21600" draw:type="rectangle" draw:enhanced-path="M 0 0 L 21600 0 21600 21600 0 21600 0 0 Z N"/></draw:custom-shape><draw:frame text:anchor-type="paragraph" draw:z-index="12" draw:name="Text Frame 1" draw:style-name="gr1" draw:text-style-name="P81" svg:width="2.789cm" svg:height="0.795cm" svg:x="4.5cm" svg:y="0.153cm"><draw:text-box><text:p>&lt;- End address</text:p></draw:text-box></draw:frame><draw:frame text:anchor-type="paragraph" draw:z-index="13" draw:name="Text Frame 2" draw:style-name="gr1" draw:text-style-name="P81" svg:width="2.789cm" svg:height="0.795cm" svg:x="-0.36cm" svg:y="3.844cm"><draw:text-box><text:p>Base address -&gt;</text:p></draw:text-box></draw:frame></text:p>
      <text:p text:style-name="P73">Hint:-<text:tab/>base address is always smaller than end-address.</text:p>
      <text:p text:style-name="P73"/>
      <text:p text:style-name="P78"/>
      <text:h text:style-name="P50" text:outline-level="1">RANDOM QUERYS</text:h>
      <text:h text:style-name="P53" text:outline-level="2">#<text:tab/>TYPE OF MEMORY IN MCU.</text:h>
      <text:list xml:id="list595360541" text:style-name="L12">
        <text:list-item>
          <text:p text:style-name="P79">RAM -&gt;<text:tab/>SRAM, DRAM, SDRAM (volatile).</text:p>
        </text:list-item>
        <text:list-item>
          <text:p text:style-name="P79">ROM -&gt;<text:tab/>MASKED ROM, PROM, EPROM (non volatile).</text:p>
        </text:list-item>
        <text:list-item>
          <text:p text:style-name="P79">HYBRID -&gt;<text:tab/>EEPROM, NAND FLASH, NOR FLASH, NV RAM, FRAM, PCM/PCAM (hybrid)</text:p>
        </text:list-item>
      </text:list>
      <text:h text:style-name="Heading_20_3" text:outline-level="3">#1<text:tab/><text:span text:style-name="T19">SRAM</text:span></text:h>
      <text:p text:style-name="Text_20_body"><text:tab/><text:span text:style-name="T19">SRAM and DRAM are volatile memory, sram provides extremly fast access time to the processor about frou times than DRAM. The memory also retains its data as long as it has electrical power. Use less power but more expensive than DRAM, SRAM is often use in embedded on as system on a chip or MCU chip, use transistors.</text:span></text:p>
      <text:p text:style-name="Text_20_body"/>
      <text:p text:style-name="P80">#2<text:tab/>DRA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officeooo:rsid="0024355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6:13:58.232077390</meta:creation-date>
    <meta:generator>LibreOffice/7.3.7.2$Linux_X86_64 LibreOffice_project/30$Build-2</meta:generator>
    <dc:date>2024-05-30T19:00:29.338779553</dc:date>
    <meta:editing-duration>PT27M48S</meta:editing-duration>
    <meta:editing-cycles>5</meta:editing-cycles>
    <meta:document-statistic meta:table-count="0" meta:image-count="0" meta:object-count="0" meta:page-count="9" meta:paragraph-count="142" meta:word-count="742" meta:character-count="4663" meta:non-whitespace-character-count="3843"/>
  </office:meta>
</office:document-meta>
</file>